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1.91cm"/>
    </style:style>
    <style:style style:name="co4" style:family="table-column">
      <style:table-column-properties fo:break-before="auto" style:column-width="4.576cm"/>
    </style:style>
    <style:style style:name="co5" style:family="table-column">
      <style:table-column-properties fo:break-before="auto" style:column-width="4.957cm"/>
    </style:style>
    <style:style style:name="co6" style:family="table-column">
      <style:table-column-properties fo:break-before="auto" style:column-width="5.338cm"/>
    </style:style>
    <style:style style:name="co7" style:family="table-column">
      <style:table-column-properties fo:break-before="auto" style:column-width="5.366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5.092cm"/>
    </style:style>
    <style:style style:name="co11" style:family="table-column">
      <style:table-column-properties fo:break-before="auto" style:column-width="5.80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Comparações_20_Mensais">
      <style:table-properties table:display="true" style:writing-mode="lr-tb"/>
    </style:style>
    <style:style style:name="ta2" style:family="table" style:master-page-name="PageStyle_5f_Médias_20_por_20_País">
      <style:table-properties table:display="true" style:writing-mode="lr-tb"/>
    </style:style>
    <style:style style:name="ta3" style:family="table" style:master-page-name="PageStyle_5f_Testes_20_Estatístico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parações Mensa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Mes/Ano</text:p>
          </table:table-cell>
          <table:table-cell table:style-name="ce1" office:value-type="string" calcext:value-type="string">
            <text:p>Comparaçã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Alemanha = Estonia (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Alemanha (1.6) &gt; Finlandia (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Alemanha (1.6) &gt; Grecia (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Alemanha (1.6) &gt; Suecia (1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Estonia (1.6) &gt; Finlandia (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Estonia (1.6) &gt; Grecia (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Estonia (1.6) &gt; Suecia (1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Finlandia (1.2) &gt; Grecia (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Suecia (1.5) &gt; Finlandia (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0</text:p>
          </table:table-cell>
          <table:table-cell office:value-type="string" calcext:value-type="string">
            <text:p>Suecia (1.5) &gt; Grecia (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Estonia (2.0) &gt; Alemanha (1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Alemanha (1.7) &gt; Finlandia (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Alemanha (1.7) &gt; Grecia (0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Alemanha (1.7) &gt; Suecia (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Estonia (2.0) &gt; Finlandia (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Estonia (2.0) &gt; Grecia (0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Estonia (2.0) &gt; Suecia (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Finlandia (1.1) &gt; Grecia (0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Suecia (1.3) &gt; Finlandia (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0</text:p>
          </table:table-cell>
          <table:table-cell office:value-type="string" calcext:value-type="string">
            <text:p>Suecia (1.3) &gt; Grecia (0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Alemanha (1.3) &gt; Estonia (1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Alemanha (1.3) &gt; Finlandia (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Alemanha (1.3) &gt; Grecia (0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Alemanha (1.3) &gt; Suecia (0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Estonia (1.0) &gt; Finlandia (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Estonia (1.0) &gt; Grecia (0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Estonia (1.0) &gt; Suecia (0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Finlandia (0.9) &gt; Grecia (0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Finlandia (0.9) &gt; Suecia (0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0</text:p>
          </table:table-cell>
          <table:table-cell office:value-type="string" calcext:value-type="string">
            <text:p>Suecia (0.8) &gt; Grecia (0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Alemanha (0.8) &gt; Eston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Alemanha (0.8) &gt; Finlandia (-0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Alemanha (0.8) &gt; Grec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Alemanha (0.8) &gt; Suecia (-0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Finlandia (-0.3) &gt; Eston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Estonia = Grec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Suecia (-0.2) &gt; Eston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Finlandia (-0.3) &gt; Grec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Suecia (-0.2) &gt; Finlandia (-0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0</text:p>
          </table:table-cell>
          <table:table-cell office:value-type="string" calcext:value-type="string">
            <text:p>Suecia (-0.2) &gt; Grec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Alemanha (0.5) &gt; Estonia (-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Alemanha (0.5) &gt; Finlandia (-0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Alemanha (0.5) &gt; Grecia (-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Alemanha (0.5) &gt; Suecia (0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Finlandia (-0.1) &gt; Estonia (-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Grecia (-0.7) &gt; Estonia (-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Suecia (0.1) &gt; Estonia (-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Finlandia (-0.1) &gt; Grecia (-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Suecia (0.1) &gt; Finlandia (-0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0</text:p>
          </table:table-cell>
          <table:table-cell office:value-type="string" calcext:value-type="string">
            <text:p>Suecia (0.1) &gt; Grecia (-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Alemanha (0.8) &gt; Estonia (-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Alemanha (0.8) &gt; Finlandia (0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Alemanha (0.8) &gt; Grecia (-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Suecia (0.9) &gt; Alemanha (0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Finlandia (0.1) &gt; Estonia (-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Estonia (-1.6) &gt; Grecia (-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Suecia (0.9) &gt; Estonia (-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Finlandia (0.1) &gt; Grecia (-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Suecia (0.9) &gt; Finlandia (0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0</text:p>
          </table:table-cell>
          <table:table-cell office:value-type="string" calcext:value-type="string">
            <text:p>Suecia (0.9) &gt; Grecia (-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Alemanha (0.0) &gt; Estonia (-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Finlandia (0.7) &gt; Alemanha (0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Alemanha (0.0) &gt; Grecia (-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Suecia (0.7) &gt; Alemanha (0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Finlandia (0.7) &gt; Estonia (-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Estonia (-1.3) &gt; Grecia (-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Suecia (0.7) &gt; Estonia (-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Finlandia (0.7) &gt; Grecia (-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Finlandia = Suecia (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0</text:p>
          </table:table-cell>
          <table:table-cell office:value-type="string" calcext:value-type="string">
            <text:p>Suecia (0.7) &gt; Grecia (-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Alemanha (-0.1) &gt; Estonia (-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Finlandia (0.3) &gt; Alemanha (-0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Alemanha (-0.1) &gt; Grecia (-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Suecia (1.0) &gt; Alemanha (-0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Finlandia (0.3) &gt; Estonia (-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Estonia (-1.3) &gt; Grecia (-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Suecia (1.0) &gt; Estonia (-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Finlandia (0.3) &gt; Grecia (-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Suecia (1.0) &gt; Finlandia (0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0</text:p>
          </table:table-cell>
          <table:table-cell office:value-type="string" calcext:value-type="string">
            <text:p>Suecia (1.0) &gt; Grecia (-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Alemanha (-0.4) &gt; Estonia (-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Finlandia (0.3) &gt; Alemanha (-0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Alemanha (-0.4) &gt; Grecia (-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Suecia (0.6) &gt; Alemanha (-0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Finlandia (0.3) &gt; Estonia (-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Estonia (-1.3) &gt; Grecia (-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Suecia (0.6) &gt; Estonia (-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Finlandia (0.3) &gt; Grecia (-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Suecia (0.6) &gt; Finlandia (0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0</text:p>
          </table:table-cell>
          <table:table-cell office:value-type="string" calcext:value-type="string">
            <text:p>Suecia (0.6) &gt; Grecia (-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Alemanha (-0.5) &gt; Estonia (-1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Finlandia (0.2) &gt; Alemanha (-0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Alemanha (-0.5) &gt; Grecia (-2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Suecia (0.4) &gt; Alemanha (-0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Finlandia (0.2) &gt; Estonia (-1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Estonia (-1.7) &gt; Grecia (-2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Suecia (0.4) &gt; Estonia (-1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Finlandia (0.2) &gt; Grecia (-2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Suecia (0.4) &gt; Finlandia (0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0</text:p>
          </table:table-cell>
          <table:table-cell office:value-type="string" calcext:value-type="string">
            <text:p>Suecia (0.4) &gt; Grecia (-2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Alemanha (-0.7) &gt; Estonia (-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Finlandia (0.2) &gt; Alemanha (-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Alemanha (-0.7) &gt; Grecia (-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Suecia (0.2) &gt; Alemanha (-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Finlandia (0.2) &gt; Estonia (-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Estonia (-1.2) &gt; Grecia (-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Suecia (0.2) &gt; Estonia (-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Finlandia (0.2) &gt; Grecia (-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Finlandia = Suecia (0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0</text:p>
          </table:table-cell>
          <table:table-cell office:value-type="string" calcext:value-type="string">
            <text:p>Suecia (0.2) &gt; Grecia (-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Alemanha (-0.7) &gt; Eston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Finlandia (0.2) &gt; Alemanha (-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Alemanha (-0.7) &gt; Grecia (-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Suecia (0.6) &gt; Alemanha (-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Finlandia (0.2) &gt; Eston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Estonia (-0.9) &gt; Grecia (-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Suecia (0.6) &gt; Estonia (-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Finlandia (0.2) &gt; Grecia (-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Suecia (0.6) &gt; Finlandia (0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0</text:p>
          </table:table-cell>
          <table:table-cell office:value-type="string" calcext:value-type="string">
            <text:p>Suecia (0.6) &gt; Grecia (-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Alemanha (1.6) &gt; Estonia (0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Alemanha (1.6) &gt; Finlandia (1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Alemanha (1.6) &gt; Grecia (-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Suecia (1.9) &gt; Alemanha (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Finlandia (1.0) &gt; Estonia (0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Estonia (0.3) &gt; Grecia (-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Suecia (1.9) &gt; Estonia (0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Finlandia (1.0) &gt; Grecia (-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Suecia (1.9) &gt; Finlandia (1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1</text:p>
          </table:table-cell>
          <table:table-cell office:value-type="string" calcext:value-type="string">
            <text:p>Suecia (1.9) &gt; Grecia (-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Alemanha (1.6) &gt; Estonia (0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Alemanha (1.6) &gt; Finlandia (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Alemanha (1.6) &gt; Grecia (-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Suecia (1.8) &gt; Alemanha (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Finlandia (0.9) &gt; Estonia (0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Estonia (0.5) &gt; Grecia (-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Suecia (1.8) &gt; Estonia (0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Finlandia (0.9) &gt; Grecia (-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Suecia (1.8) &gt; Finlandia (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1</text:p>
          </table:table-cell>
          <table:table-cell office:value-type="string" calcext:value-type="string">
            <text:p>Suecia (1.8) &gt; Grecia (-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Alemanha (2.0) &gt; Estonia (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Alemanha (2.0) &gt; Finlandia (1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Alemanha (2.0) &gt; Grecia (-2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Suecia (2.1) &gt; Alemanha (2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Finlandia (1.4) &gt; Estonia (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Estonia (0.9) &gt; Grecia (-2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Suecia (2.1) &gt; Estonia (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Finlandia (1.4) &gt; Grecia (-2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Suecia (2.1) &gt; Finlandia (1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1</text:p>
          </table:table-cell>
          <table:table-cell office:value-type="string" calcext:value-type="string">
            <text:p>Suecia (2.1) &gt; Grecia (-2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Alemanha (2.1) &gt; Estonia (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Finlandia (2.2) &gt; Alemanha (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Alemanha (2.1) &gt; Grecia (-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Suecia (2.8) &gt; Alemanha (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Finlandia (2.2) &gt; Estonia (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Estonia (1.6) &gt; Grecia (-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Suecia (2.8) &gt; Estonia (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Finlandia (2.2) &gt; Grecia (-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Suecia (2.8) &gt; Finlandia (2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1</text:p>
          </table:table-cell>
          <table:table-cell office:value-type="string" calcext:value-type="string">
            <text:p>Suecia (2.8) &gt; Grecia (-1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Estonia (3.2) &gt; Alemanha (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Alemanha (2.4) &gt; Finlandia (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Alemanha (2.4) &gt; Grecia (-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Alemanha = Suecia (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Estonia (3.2) &gt; Finlandia (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Estonia (3.2) &gt; Grecia (-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Estonia (3.2) &gt; Suecia (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Finlandia (2.3) &gt; Grecia (-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Suecia (2.4) &gt; Finlandia (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1</text:p>
          </table:table-cell>
          <table:table-cell office:value-type="string" calcext:value-type="string">
            <text:p>Suecia (2.4) &gt; Grecia (-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Estonia (3.7) &gt; Alemanha (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Alemanha (2.1) &gt; Finlandia (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Alemanha (2.1) &gt; Grecia (0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Alemanha (2.1) &gt; Suec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Estonia (3.7) &gt; Finlandia (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Estonia (3.7) &gt; Grecia (0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Estonia (3.7) &gt; Suec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Finlandia (1.9) &gt; Grecia (0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Finlandia (1.9) &gt; Suec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1</text:p>
          </table:table-cell>
          <table:table-cell office:value-type="string" calcext:value-type="string">
            <text:p>Suecia (1.8) &gt; Grecia (0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Estonia (4.9) &gt; Alemanha (3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Alemanha (3.1) &gt; Finland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Alemanha (3.1) &gt; Grecia (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Alemanha (3.1) &gt; Suec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Estonia (4.9) &gt; Finland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Estonia (4.9) &gt; Grecia (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Estonia (4.9) &gt; Suec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Finlandia (1.8) &gt; Grecia (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Finlandia = Suec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1</text:p>
          </table:table-cell>
          <table:table-cell office:value-type="string" calcext:value-type="string">
            <text:p>Suecia (1.8) &gt; Grecia (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Estonia (5.0) &gt; Alemanha (3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Alemanha (3.4) &gt; Finland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Alemanha (3.4) &gt; Grecia (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Alemanha (3.4) &gt; Suecia (2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Estonia (5.0) &gt; Finland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Estonia (5.0) &gt; Grecia (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Estonia (5.0) &gt; Suecia (2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Finlandia (1.8) &gt; Grecia (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Suecia (2.5) &gt; Finlandia (1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1</text:p>
          </table:table-cell>
          <table:table-cell office:value-type="string" calcext:value-type="string">
            <text:p>Suecia (2.5) &gt; Grecia (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1</text:p>
          </table:table-cell>
          <table:table-cell office:value-type="string" calcext:value-type="string">
            <text:p>Estonia (6.4) &gt; Alemanha (4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1</text:p>
          </table:table-cell>
          <table:table-cell office:value-type="string" calcext:value-type="string">
            <text:p>Alemanha (4.1) &gt; Finlandia (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1</text:p>
          </table:table-cell>
          <table:table-cell office:value-type="string" calcext:value-type="string">
            <text:p>Alemanha (4.1) &gt; Grecia (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1</text:p>
          </table:table-cell>
          <table:table-cell office:value-type="string" calcext:value-type="string">
            <text:p>Alemanha (4.1) &gt; Suecia (3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1</text:p>
          </table:table-cell>
          <table:table-cell office:value-type="string" calcext:value-type="string">
            <text:p>Estonia (6.4) &gt; Finlandia (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1</text:p>
          </table:table-cell>
          <table:table-cell office:value-type="string" calcext:value-type="string">
            <text:p>Estonia (6.4) &gt; Grecia (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1</text:p>
          </table:table-cell>
          <table:table-cell office:value-type="string" calcext:value-type="string">
            <text:p>Estonia (6.4) &gt; Suecia (3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1</text:p>
          </table:table-cell>
          <table:table-cell office:value-type="string" calcext:value-type="string">
            <text:p>Finlandia (2.1) &gt; Grecia (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1</text:p>
          </table:table-cell>
          <table:table-cell office:value-type="string" calcext:value-type="string">
            <text:p>Suecia (3.0) &gt; Finlandia (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1</text:p>
          </table:table-cell>
          <table:table-cell office:value-type="string" calcext:value-type="string">
            <text:p>Suecia (3.0) &gt; Grecia (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1</text:p>
          </table:table-cell>
          <table:table-cell office:value-type="string" calcext:value-type="string">
            <text:p>Estonia (6.8) &gt; Alemanha (4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1</text:p>
          </table:table-cell>
          <table:table-cell office:value-type="string" calcext:value-type="string">
            <text:p>Alemanha (4.6) &gt; Finlandia (2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1</text:p>
          </table:table-cell>
          <table:table-cell office:value-type="string" calcext:value-type="string">
            <text:p>Alemanha (4.6) &gt; Grecia (2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1</text:p>
          </table:table-cell>
          <table:table-cell office:value-type="string" calcext:value-type="string">
            <text:p>Alemanha (4.6) &gt; Suecia (3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1</text:p>
          </table:table-cell>
          <table:table-cell office:value-type="string" calcext:value-type="string">
            <text:p>Estonia (6.8) &gt; Finlandia (2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1</text:p>
          </table:table-cell>
          <table:table-cell office:value-type="string" calcext:value-type="string">
            <text:p>Estonia (6.8) &gt; Grecia (2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1</text:p>
          </table:table-cell>
          <table:table-cell office:value-type="string" calcext:value-type="string">
            <text:p>Estonia (6.8) &gt; Suecia (3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1</text:p>
          </table:table-cell>
          <table:table-cell office:value-type="string" calcext:value-type="string">
            <text:p>Finlandia = Grecia (2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1</text:p>
          </table:table-cell>
          <table:table-cell office:value-type="string" calcext:value-type="string">
            <text:p>Suecia (3.3) &gt; Finlandia (2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1</text:p>
          </table:table-cell>
          <table:table-cell office:value-type="string" calcext:value-type="string">
            <text:p>Suecia (3.3) &gt; Grecia (2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1</text:p>
          </table:table-cell>
          <table:table-cell office:value-type="string" calcext:value-type="string">
            <text:p>Estonia (8.6) &gt; Alemanha (6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1</text:p>
          </table:table-cell>
          <table:table-cell office:value-type="string" calcext:value-type="string">
            <text:p>Alemanha (6.0) &gt; Finlandia (3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1</text:p>
          </table:table-cell>
          <table:table-cell office:value-type="string" calcext:value-type="string">
            <text:p>Alemanha (6.0) &gt; Grecia (4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1</text:p>
          </table:table-cell>
          <table:table-cell office:value-type="string" calcext:value-type="string">
            <text:p>Alemanha (6.0) &gt; Suecia (3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1</text:p>
          </table:table-cell>
          <table:table-cell office:value-type="string" calcext:value-type="string">
            <text:p>Estonia (8.6) &gt; Finlandia (3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1</text:p>
          </table:table-cell>
          <table:table-cell office:value-type="string" calcext:value-type="string">
            <text:p>Estonia (8.6) &gt; Grecia (4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1</text:p>
          </table:table-cell>
          <table:table-cell office:value-type="string" calcext:value-type="string">
            <text:p>Estonia (8.6) &gt; Suecia (3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1</text:p>
          </table:table-cell>
          <table:table-cell office:value-type="string" calcext:value-type="string">
            <text:p>Grecia (4.0) &gt; Finlandia (3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1</text:p>
          </table:table-cell>
          <table:table-cell office:value-type="string" calcext:value-type="string">
            <text:p>Suecia (3.9) &gt; Finlandia (3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1</text:p>
          </table:table-cell>
          <table:table-cell office:value-type="string" calcext:value-type="string">
            <text:p>Grecia (4.0) &gt; Suecia (3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1</text:p>
          </table:table-cell>
          <table:table-cell office:value-type="string" calcext:value-type="string">
            <text:p>Estonia (12.0) &gt; Alemanha (5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1</text:p>
          </table:table-cell>
          <table:table-cell office:value-type="string" calcext:value-type="string">
            <text:p>Alemanha (5.7) &gt; Finlandia (3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1</text:p>
          </table:table-cell>
          <table:table-cell office:value-type="string" calcext:value-type="string">
            <text:p>Alemanha (5.7) &gt; Grecia (4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1</text:p>
          </table:table-cell>
          <table:table-cell office:value-type="string" calcext:value-type="string">
            <text:p>Alemanha (5.7) &gt; Suecia (4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1</text:p>
          </table:table-cell>
          <table:table-cell office:value-type="string" calcext:value-type="string">
            <text:p>Estonia (12.0) &gt; Finlandia (3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1</text:p>
          </table:table-cell>
          <table:table-cell office:value-type="string" calcext:value-type="string">
            <text:p>Estonia (12.0) &gt; Grecia (4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1</text:p>
          </table:table-cell>
          <table:table-cell office:value-type="string" calcext:value-type="string">
            <text:p>Estonia (12.0) &gt; Suecia (4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1</text:p>
          </table:table-cell>
          <table:table-cell office:value-type="string" calcext:value-type="string">
            <text:p>Grecia (4.4) &gt; Finlandia (3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1</text:p>
          </table:table-cell>
          <table:table-cell office:value-type="string" calcext:value-type="string">
            <text:p>Suecia (4.5) &gt; Finlandia (3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1</text:p>
          </table:table-cell>
          <table:table-cell office:value-type="string" calcext:value-type="string">
            <text:p>Suecia (4.5) &gt; Grecia (4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2</text:p>
          </table:table-cell>
          <table:table-cell office:value-type="string" calcext:value-type="string">
            <text:p>Estonia (11.0) &gt; Alemanha (5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2</text:p>
          </table:table-cell>
          <table:table-cell office:value-type="string" calcext:value-type="string">
            <text:p>Alemanha (5.1) &gt; Finlandia (4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2</text:p>
          </table:table-cell>
          <table:table-cell office:value-type="string" calcext:value-type="string">
            <text:p>Grecia (5.5) &gt; Alemanha (5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2</text:p>
          </table:table-cell>
          <table:table-cell office:value-type="string" calcext:value-type="string">
            <text:p>Alemanha (5.1) &gt; Suecia (3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2</text:p>
          </table:table-cell>
          <table:table-cell office:value-type="string" calcext:value-type="string">
            <text:p>Estonia (11.0) &gt; Finlandia (4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2</text:p>
          </table:table-cell>
          <table:table-cell office:value-type="string" calcext:value-type="string">
            <text:p>Estonia (11.0) &gt; Grecia (5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2</text:p>
          </table:table-cell>
          <table:table-cell office:value-type="string" calcext:value-type="string">
            <text:p>Estonia (11.0) &gt; Suecia (3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2</text:p>
          </table:table-cell>
          <table:table-cell office:value-type="string" calcext:value-type="string">
            <text:p>Grecia (5.5) &gt; Finlandia (4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2</text:p>
          </table:table-cell>
          <table:table-cell office:value-type="string" calcext:value-type="string">
            <text:p>Finlandia (4.1) &gt; Suecia (3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2</text:p>
          </table:table-cell>
          <table:table-cell office:value-type="string" calcext:value-type="string">
            <text:p>Grecia (5.5) &gt; Suecia (3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2</text:p>
          </table:table-cell>
          <table:table-cell office:value-type="string" calcext:value-type="string">
            <text:p>Estonia (11.6) &gt; Alemanha (5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2</text:p>
          </table:table-cell>
          <table:table-cell office:value-type="string" calcext:value-type="string">
            <text:p>Alemanha (5.5) &gt; Finlandia (4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2</text:p>
          </table:table-cell>
          <table:table-cell office:value-type="string" calcext:value-type="string">
            <text:p>Grecia (6.3) &gt; Alemanha (5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2</text:p>
          </table:table-cell>
          <table:table-cell office:value-type="string" calcext:value-type="string">
            <text:p>Alemanha (5.5) &gt; Suecia (4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2</text:p>
          </table:table-cell>
          <table:table-cell office:value-type="string" calcext:value-type="string">
            <text:p>Estonia (11.6) &gt; Finlandia (4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2</text:p>
          </table:table-cell>
          <table:table-cell office:value-type="string" calcext:value-type="string">
            <text:p>Estonia (11.6) &gt; Grecia (6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2</text:p>
          </table:table-cell>
          <table:table-cell office:value-type="string" calcext:value-type="string">
            <text:p>Estonia (11.6) &gt; Suecia (4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2</text:p>
          </table:table-cell>
          <table:table-cell office:value-type="string" calcext:value-type="string">
            <text:p>Grecia (6.3) &gt; Finlandia (4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2</text:p>
          </table:table-cell>
          <table:table-cell office:value-type="string" calcext:value-type="string">
            <text:p>Finlandia = Suecia (4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2</text:p>
          </table:table-cell>
          <table:table-cell office:value-type="string" calcext:value-type="string">
            <text:p>Grecia (6.3) &gt; Suecia (4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2</text:p>
          </table:table-cell>
          <table:table-cell office:value-type="string" calcext:value-type="string">
            <text:p>Estonia (14.8) &gt; Alemanha (7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2</text:p>
          </table:table-cell>
          <table:table-cell office:value-type="string" calcext:value-type="string">
            <text:p>Alemanha (7.6) &gt; Finlandia (5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2</text:p>
          </table:table-cell>
          <table:table-cell office:value-type="string" calcext:value-type="string">
            <text:p>Grecia (8.0) &gt; Alemanha (7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2</text:p>
          </table:table-cell>
          <table:table-cell office:value-type="string" calcext:value-type="string">
            <text:p>Alemanha (7.6) &gt; Suecia (6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2</text:p>
          </table:table-cell>
          <table:table-cell office:value-type="string" calcext:value-type="string">
            <text:p>Estonia (14.8) &gt; Finlandia (5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2</text:p>
          </table:table-cell>
          <table:table-cell office:value-type="string" calcext:value-type="string">
            <text:p>Estonia (14.8) &gt; Grecia (8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2</text:p>
          </table:table-cell>
          <table:table-cell office:value-type="string" calcext:value-type="string">
            <text:p>Estonia (14.8) &gt; Suecia (6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2</text:p>
          </table:table-cell>
          <table:table-cell office:value-type="string" calcext:value-type="string">
            <text:p>Grecia (8.0) &gt; Finlandia (5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2</text:p>
          </table:table-cell>
          <table:table-cell office:value-type="string" calcext:value-type="string">
            <text:p>Suecia (6.3) &gt; Finlandia (5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2</text:p>
          </table:table-cell>
          <table:table-cell office:value-type="string" calcext:value-type="string">
            <text:p>Grecia (8.0) &gt; Suecia (6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2</text:p>
          </table:table-cell>
          <table:table-cell office:value-type="string" calcext:value-type="string">
            <text:p>Estonia (19.1) &gt; Alemanha (7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2</text:p>
          </table:table-cell>
          <table:table-cell office:value-type="string" calcext:value-type="string">
            <text:p>Alemanha (7.8) &gt; Finlandia (5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2</text:p>
          </table:table-cell>
          <table:table-cell office:value-type="string" calcext:value-type="string">
            <text:p>Grecia (9.1) &gt; Alemanha (7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2</text:p>
          </table:table-cell>
          <table:table-cell office:value-type="string" calcext:value-type="string">
            <text:p>Alemanha (7.8) &gt; Suecia (6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2</text:p>
          </table:table-cell>
          <table:table-cell office:value-type="string" calcext:value-type="string">
            <text:p>Estonia (19.1) &gt; Finlandia (5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2</text:p>
          </table:table-cell>
          <table:table-cell office:value-type="string" calcext:value-type="string">
            <text:p>Estonia (19.1) &gt; Grecia (9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2</text:p>
          </table:table-cell>
          <table:table-cell office:value-type="string" calcext:value-type="string">
            <text:p>Estonia (19.1) &gt; Suecia (6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2</text:p>
          </table:table-cell>
          <table:table-cell office:value-type="string" calcext:value-type="string">
            <text:p>Grecia (9.1) &gt; Finlandia (5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2</text:p>
          </table:table-cell>
          <table:table-cell office:value-type="string" calcext:value-type="string">
            <text:p>Suecia (6.6) &gt; Finlandia (5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2</text:p>
          </table:table-cell>
          <table:table-cell office:value-type="string" calcext:value-type="string">
            <text:p>Grecia (9.1) &gt; Suecia (6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2</text:p>
          </table:table-cell>
          <table:table-cell office:value-type="string" calcext:value-type="string">
            <text:p>Estonia (20.1) &gt; Alemanha (8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2</text:p>
          </table:table-cell>
          <table:table-cell office:value-type="string" calcext:value-type="string">
            <text:p>Alemanha (8.7) &gt; Finlandia (7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2</text:p>
          </table:table-cell>
          <table:table-cell office:value-type="string" calcext:value-type="string">
            <text:p>Grecia (10.5) &gt; Alemanha (8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2</text:p>
          </table:table-cell>
          <table:table-cell office:value-type="string" calcext:value-type="string">
            <text:p>Alemanha (8.7) &gt; Suecia (7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2</text:p>
          </table:table-cell>
          <table:table-cell office:value-type="string" calcext:value-type="string">
            <text:p>Estonia (20.1) &gt; Finlandia (7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2</text:p>
          </table:table-cell>
          <table:table-cell office:value-type="string" calcext:value-type="string">
            <text:p>Estonia (20.1) &gt; Grecia (10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2</text:p>
          </table:table-cell>
          <table:table-cell office:value-type="string" calcext:value-type="string">
            <text:p>Estonia (20.1) &gt; Suecia (7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2</text:p>
          </table:table-cell>
          <table:table-cell office:value-type="string" calcext:value-type="string">
            <text:p>Grecia (10.5) &gt; Finlandia (7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2</text:p>
          </table:table-cell>
          <table:table-cell office:value-type="string" calcext:value-type="string">
            <text:p>Suecia (7.5) &gt; Finlandia (7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2</text:p>
          </table:table-cell>
          <table:table-cell office:value-type="string" calcext:value-type="string">
            <text:p>Grecia (10.5) &gt; Suecia (7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2</text:p>
          </table:table-cell>
          <table:table-cell office:value-type="string" calcext:value-type="string">
            <text:p>Estonia (22.0) &gt; Alemanha (8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2</text:p>
          </table:table-cell>
          <table:table-cell office:value-type="string" calcext:value-type="string">
            <text:p>Alemanha (8.2) &gt; Finlandia (8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2</text:p>
          </table:table-cell>
          <table:table-cell office:value-type="string" calcext:value-type="string">
            <text:p>Grecia (11.6) &gt; Alemanha (8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2</text:p>
          </table:table-cell>
          <table:table-cell office:value-type="string" calcext:value-type="string">
            <text:p>Suecia (8.9) &gt; Alemanha (8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2</text:p>
          </table:table-cell>
          <table:table-cell office:value-type="string" calcext:value-type="string">
            <text:p>Estonia (22.0) &gt; Finlandia (8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2</text:p>
          </table:table-cell>
          <table:table-cell office:value-type="string" calcext:value-type="string">
            <text:p>Estonia (22.0) &gt; Grecia (1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2</text:p>
          </table:table-cell>
          <table:table-cell office:value-type="string" calcext:value-type="string">
            <text:p>Estonia (22.0) &gt; Suecia (8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2</text:p>
          </table:table-cell>
          <table:table-cell office:value-type="string" calcext:value-type="string">
            <text:p>Grecia (11.6) &gt; Finlandia (8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2</text:p>
          </table:table-cell>
          <table:table-cell office:value-type="string" calcext:value-type="string">
            <text:p>Suecia (8.9) &gt; Finlandia (8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2</text:p>
          </table:table-cell>
          <table:table-cell office:value-type="string" calcext:value-type="string">
            <text:p>Grecia (11.6) &gt; Suecia (8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2</text:p>
          </table:table-cell>
          <table:table-cell office:value-type="string" calcext:value-type="string">
            <text:p>Estonia (23.2) &gt; Alemanha (8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2</text:p>
          </table:table-cell>
          <table:table-cell office:value-type="string" calcext:value-type="string">
            <text:p>Alemanha (8.5) &gt; Finlandia (8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2</text:p>
          </table:table-cell>
          <table:table-cell office:value-type="string" calcext:value-type="string">
            <text:p>Grecia (11.3) &gt; Alemanha (8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2</text:p>
          </table:table-cell>
          <table:table-cell office:value-type="string" calcext:value-type="string">
            <text:p>Alemanha (8.5) &gt; Suecia (8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2</text:p>
          </table:table-cell>
          <table:table-cell office:value-type="string" calcext:value-type="string">
            <text:p>Estonia (23.2) &gt; Finlandia (8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2</text:p>
          </table:table-cell>
          <table:table-cell office:value-type="string" calcext:value-type="string">
            <text:p>Estonia (23.2) &gt; Grecia (1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2</text:p>
          </table:table-cell>
          <table:table-cell office:value-type="string" calcext:value-type="string">
            <text:p>Estonia (23.2) &gt; Suecia (8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2</text:p>
          </table:table-cell>
          <table:table-cell office:value-type="string" calcext:value-type="string">
            <text:p>Grecia (11.3) &gt; Finlandia (8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2</text:p>
          </table:table-cell>
          <table:table-cell office:value-type="string" calcext:value-type="string">
            <text:p>Suecia (8.3) &gt; Finlandia (8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2</text:p>
          </table:table-cell>
          <table:table-cell office:value-type="string" calcext:value-type="string">
            <text:p>Grecia (11.3) &gt; Suecia (8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2</text:p>
          </table:table-cell>
          <table:table-cell office:value-type="string" calcext:value-type="string">
            <text:p>Estonia (25.2) &gt; Alemanha (8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2</text:p>
          </table:table-cell>
          <table:table-cell office:value-type="string" calcext:value-type="string">
            <text:p>Alemanha (8.8) &gt; Finlandia (7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2</text:p>
          </table:table-cell>
          <table:table-cell office:value-type="string" calcext:value-type="string">
            <text:p>Grecia (11.2) &gt; Alemanha (8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2</text:p>
          </table:table-cell>
          <table:table-cell office:value-type="string" calcext:value-type="string">
            <text:p>Suecia (9.5) &gt; Alemanha (8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2</text:p>
          </table:table-cell>
          <table:table-cell office:value-type="string" calcext:value-type="string">
            <text:p>Estonia (25.2) &gt; Finlandia (7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2</text:p>
          </table:table-cell>
          <table:table-cell office:value-type="string" calcext:value-type="string">
            <text:p>Estonia (25.2) &gt; Grecia (11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2</text:p>
          </table:table-cell>
          <table:table-cell office:value-type="string" calcext:value-type="string">
            <text:p>Estonia (25.2) &gt; Suecia (9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2</text:p>
          </table:table-cell>
          <table:table-cell office:value-type="string" calcext:value-type="string">
            <text:p>Grecia (11.2) &gt; Finlandia (7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2</text:p>
          </table:table-cell>
          <table:table-cell office:value-type="string" calcext:value-type="string">
            <text:p>Suecia (9.5) &gt; Finlandia (7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2</text:p>
          </table:table-cell>
          <table:table-cell office:value-type="string" calcext:value-type="string">
            <text:p>Grecia (11.2) &gt; Suecia (9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2</text:p>
          </table:table-cell>
          <table:table-cell office:value-type="string" calcext:value-type="string">
            <text:p>Estonia (24.1) &gt; Alemanha (1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2</text:p>
          </table:table-cell>
          <table:table-cell office:value-type="string" calcext:value-type="string">
            <text:p>Alemanha (10.9) &gt; Finlandia (8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2</text:p>
          </table:table-cell>
          <table:table-cell office:value-type="string" calcext:value-type="string">
            <text:p>Grecia (12.1) &gt; Alemanha (10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2</text:p>
          </table:table-cell>
          <table:table-cell office:value-type="string" calcext:value-type="string">
            <text:p>Alemanha (10.9) &gt; Suecia (10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2</text:p>
          </table:table-cell>
          <table:table-cell office:value-type="string" calcext:value-type="string">
            <text:p>Estonia (24.1) &gt; Finlandia (8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2</text:p>
          </table:table-cell>
          <table:table-cell office:value-type="string" calcext:value-type="string">
            <text:p>Estonia (24.1) &gt; Grecia (12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2</text:p>
          </table:table-cell>
          <table:table-cell office:value-type="string" calcext:value-type="string">
            <text:p>Estonia (24.1) &gt; Suecia (10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2</text:p>
          </table:table-cell>
          <table:table-cell office:value-type="string" calcext:value-type="string">
            <text:p>Grecia (12.1) &gt; Finlandia (8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2</text:p>
          </table:table-cell>
          <table:table-cell office:value-type="string" calcext:value-type="string">
            <text:p>Suecia (10.3) &gt; Finlandia (8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2</text:p>
          </table:table-cell>
          <table:table-cell office:value-type="string" calcext:value-type="string">
            <text:p>Grecia (12.1) &gt; Suecia (10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2</text:p>
          </table:table-cell>
          <table:table-cell office:value-type="string" calcext:value-type="string">
            <text:p>Estonia (22.5) &gt; Alemanha (11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2</text:p>
          </table:table-cell>
          <table:table-cell office:value-type="string" calcext:value-type="string">
            <text:p>Alemanha (11.6) &gt; Finlandia (8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2</text:p>
          </table:table-cell>
          <table:table-cell office:value-type="string" calcext:value-type="string">
            <text:p>Alemanha (11.6) &gt; Grecia (9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2</text:p>
          </table:table-cell>
          <table:table-cell office:value-type="string" calcext:value-type="string">
            <text:p>Alemanha (11.6) &gt; Suecia (9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2</text:p>
          </table:table-cell>
          <table:table-cell office:value-type="string" calcext:value-type="string">
            <text:p>Estonia (22.5) &gt; Finlandia (8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2</text:p>
          </table:table-cell>
          <table:table-cell office:value-type="string" calcext:value-type="string">
            <text:p>Estonia (22.5) &gt; Grecia (9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2</text:p>
          </table:table-cell>
          <table:table-cell office:value-type="string" calcext:value-type="string">
            <text:p>Estonia (22.5) &gt; Suecia (9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2</text:p>
          </table:table-cell>
          <table:table-cell office:value-type="string" calcext:value-type="string">
            <text:p>Grecia (9.5) &gt; Finlandia (8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2</text:p>
          </table:table-cell>
          <table:table-cell office:value-type="string" calcext:value-type="string">
            <text:p>Suecia (9.8) &gt; Finlandia (8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2</text:p>
          </table:table-cell>
          <table:table-cell office:value-type="string" calcext:value-type="string">
            <text:p>Suecia (9.8) &gt; Grecia (9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2</text:p>
          </table:table-cell>
          <table:table-cell office:value-type="string" calcext:value-type="string">
            <text:p>Estonia (21.4) &gt; Alemanha (1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2</text:p>
          </table:table-cell>
          <table:table-cell office:value-type="string" calcext:value-type="string">
            <text:p>Alemanha (11.3) &gt; Finlandia (9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2</text:p>
          </table:table-cell>
          <table:table-cell office:value-type="string" calcext:value-type="string">
            <text:p>Alemanha (11.3) &gt; Grecia (8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2</text:p>
          </table:table-cell>
          <table:table-cell office:value-type="string" calcext:value-type="string">
            <text:p>Alemanha (11.3) &gt; Suecia (10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2</text:p>
          </table:table-cell>
          <table:table-cell office:value-type="string" calcext:value-type="string">
            <text:p>Estonia (21.4) &gt; Finlandia (9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2</text:p>
          </table:table-cell>
          <table:table-cell office:value-type="string" calcext:value-type="string">
            <text:p>Estonia (21.4) &gt; Grecia (8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2</text:p>
          </table:table-cell>
          <table:table-cell office:value-type="string" calcext:value-type="string">
            <text:p>Estonia (21.4) &gt; Suecia (10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2</text:p>
          </table:table-cell>
          <table:table-cell office:value-type="string" calcext:value-type="string">
            <text:p>Finlandia (9.1) &gt; Grecia (8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2</text:p>
          </table:table-cell>
          <table:table-cell office:value-type="string" calcext:value-type="string">
            <text:p>Suecia (10.1) &gt; Finlandia (9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2</text:p>
          </table:table-cell>
          <table:table-cell office:value-type="string" calcext:value-type="string">
            <text:p>Suecia (10.1) &gt; Grecia (8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2</text:p>
          </table:table-cell>
          <table:table-cell office:value-type="string" calcext:value-type="string">
            <text:p>Estonia (17.5) &gt; Alemanha (9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2</text:p>
          </table:table-cell>
          <table:table-cell office:value-type="string" calcext:value-type="string">
            <text:p>Alemanha (9.6) &gt; Finlandia (8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2</text:p>
          </table:table-cell>
          <table:table-cell office:value-type="string" calcext:value-type="string">
            <text:p>Alemanha (9.6) &gt; Grecia (7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2</text:p>
          </table:table-cell>
          <table:table-cell office:value-type="string" calcext:value-type="string">
            <text:p>Suecia (10.8) &gt; Alemanha (9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2</text:p>
          </table:table-cell>
          <table:table-cell office:value-type="string" calcext:value-type="string">
            <text:p>Estonia (17.5) &gt; Finlandia (8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2</text:p>
          </table:table-cell>
          <table:table-cell office:value-type="string" calcext:value-type="string">
            <text:p>Estonia (17.5) &gt; Grecia (7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2</text:p>
          </table:table-cell>
          <table:table-cell office:value-type="string" calcext:value-type="string">
            <text:p>Estonia (17.5) &gt; Suecia (10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2</text:p>
          </table:table-cell>
          <table:table-cell office:value-type="string" calcext:value-type="string">
            <text:p>Finlandia (8.8) &gt; Grecia (7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2</text:p>
          </table:table-cell>
          <table:table-cell office:value-type="string" calcext:value-type="string">
            <text:p>Suecia (10.8) &gt; Finlandia (8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2</text:p>
          </table:table-cell>
          <table:table-cell office:value-type="string" calcext:value-type="string">
            <text:p>Suecia (10.8) &gt; Grecia (7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3</text:p>
          </table:table-cell>
          <table:table-cell office:value-type="string" calcext:value-type="string">
            <text:p>Estonia (18.6) &gt; Alemanha (9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3</text:p>
          </table:table-cell>
          <table:table-cell office:value-type="string" calcext:value-type="string">
            <text:p>Alemanha (9.2) &gt; Finlandia (7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3</text:p>
          </table:table-cell>
          <table:table-cell office:value-type="string" calcext:value-type="string">
            <text:p>Alemanha (9.2) &gt; Grecia (7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3</text:p>
          </table:table-cell>
          <table:table-cell office:value-type="string" calcext:value-type="string">
            <text:p>Suecia (9.6) &gt; Alemanha (9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3</text:p>
          </table:table-cell>
          <table:table-cell office:value-type="string" calcext:value-type="string">
            <text:p>Estonia (18.6) &gt; Finlandia (7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3</text:p>
          </table:table-cell>
          <table:table-cell office:value-type="string" calcext:value-type="string">
            <text:p>Estonia (18.6) &gt; Grecia (7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3</text:p>
          </table:table-cell>
          <table:table-cell office:value-type="string" calcext:value-type="string">
            <text:p>Estonia (18.6) &gt; Suecia (9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3</text:p>
          </table:table-cell>
          <table:table-cell office:value-type="string" calcext:value-type="string">
            <text:p>Finlandia (7.9) &gt; Grecia (7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3</text:p>
          </table:table-cell>
          <table:table-cell office:value-type="string" calcext:value-type="string">
            <text:p>Suecia (9.6) &gt; Finlandia (7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/2023</text:p>
          </table:table-cell>
          <table:table-cell office:value-type="string" calcext:value-type="string">
            <text:p>Suecia (9.6) &gt; Grecia (7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3</text:p>
          </table:table-cell>
          <table:table-cell office:value-type="string" calcext:value-type="string">
            <text:p>Estonia (17.8) &gt; Alemanha (9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3</text:p>
          </table:table-cell>
          <table:table-cell office:value-type="string" calcext:value-type="string">
            <text:p>Alemanha (9.3) &gt; Finlandia (8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3</text:p>
          </table:table-cell>
          <table:table-cell office:value-type="string" calcext:value-type="string">
            <text:p>Alemanha (9.3) &gt; Grecia (6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3</text:p>
          </table:table-cell>
          <table:table-cell office:value-type="string" calcext:value-type="string">
            <text:p>Suecia (9.7) &gt; Alemanha (9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3</text:p>
          </table:table-cell>
          <table:table-cell office:value-type="string" calcext:value-type="string">
            <text:p>Estonia (17.8) &gt; Finlandia (8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3</text:p>
          </table:table-cell>
          <table:table-cell office:value-type="string" calcext:value-type="string">
            <text:p>Estonia (17.8) &gt; Grecia (6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3</text:p>
          </table:table-cell>
          <table:table-cell office:value-type="string" calcext:value-type="string">
            <text:p>Estonia (17.8) &gt; Suecia (9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3</text:p>
          </table:table-cell>
          <table:table-cell office:value-type="string" calcext:value-type="string">
            <text:p>Finlandia (8.0) &gt; Grecia (6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3</text:p>
          </table:table-cell>
          <table:table-cell office:value-type="string" calcext:value-type="string">
            <text:p>Suecia (9.7) &gt; Finlandia (8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v/2023</text:p>
          </table:table-cell>
          <table:table-cell office:value-type="string" calcext:value-type="string">
            <text:p>Suecia (9.7) &gt; Grecia (6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3</text:p>
          </table:table-cell>
          <table:table-cell office:value-type="string" calcext:value-type="string">
            <text:p>Estonia (15.6) &gt; Alemanha (7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3</text:p>
          </table:table-cell>
          <table:table-cell office:value-type="string" calcext:value-type="string">
            <text:p>Alemanha (7.8) &gt; Finlandia (6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3</text:p>
          </table:table-cell>
          <table:table-cell office:value-type="string" calcext:value-type="string">
            <text:p>Alemanha (7.8) &gt; Grecia (5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3</text:p>
          </table:table-cell>
          <table:table-cell office:value-type="string" calcext:value-type="string">
            <text:p>Suecia (8.1) &gt; Alemanha (7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3</text:p>
          </table:table-cell>
          <table:table-cell office:value-type="string" calcext:value-type="string">
            <text:p>Estonia (15.6) &gt; Finlandia (6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3</text:p>
          </table:table-cell>
          <table:table-cell office:value-type="string" calcext:value-type="string">
            <text:p>Estonia (15.6) &gt; Grecia (5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3</text:p>
          </table:table-cell>
          <table:table-cell office:value-type="string" calcext:value-type="string">
            <text:p>Estonia (15.6) &gt; Suecia (8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3</text:p>
          </table:table-cell>
          <table:table-cell office:value-type="string" calcext:value-type="string">
            <text:p>Finlandia (6.7) &gt; Grecia (5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3</text:p>
          </table:table-cell>
          <table:table-cell office:value-type="string" calcext:value-type="string">
            <text:p>Suecia (8.1) &gt; Finlandia (6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/2023</text:p>
          </table:table-cell>
          <table:table-cell office:value-type="string" calcext:value-type="string">
            <text:p>Suecia (8.1) &gt; Grecia (5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3</text:p>
          </table:table-cell>
          <table:table-cell office:value-type="string" calcext:value-type="string">
            <text:p>Estonia (13.2) &gt; Alemanha (7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3</text:p>
          </table:table-cell>
          <table:table-cell office:value-type="string" calcext:value-type="string">
            <text:p>Alemanha (7.6) &gt; Finlandia (6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3</text:p>
          </table:table-cell>
          <table:table-cell office:value-type="string" calcext:value-type="string">
            <text:p>Alemanha (7.6) &gt; Grecia (4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3</text:p>
          </table:table-cell>
          <table:table-cell office:value-type="string" calcext:value-type="string">
            <text:p>Suecia (7.7) &gt; Alemanha (7.6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3</text:p>
          </table:table-cell>
          <table:table-cell office:value-type="string" calcext:value-type="string">
            <text:p>Estonia (13.2) &gt; Finlandia (6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3</text:p>
          </table:table-cell>
          <table:table-cell office:value-type="string" calcext:value-type="string">
            <text:p>Estonia (13.2) &gt; Grecia (4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3</text:p>
          </table:table-cell>
          <table:table-cell office:value-type="string" calcext:value-type="string">
            <text:p>Estonia (13.2) &gt; Suecia (7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3</text:p>
          </table:table-cell>
          <table:table-cell office:value-type="string" calcext:value-type="string">
            <text:p>Finlandia (6.3) &gt; Grecia (4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3</text:p>
          </table:table-cell>
          <table:table-cell office:value-type="string" calcext:value-type="string">
            <text:p>Suecia (7.7) &gt; Finlandia (6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/2023</text:p>
          </table:table-cell>
          <table:table-cell office:value-type="string" calcext:value-type="string">
            <text:p>Suecia (7.7) &gt; Grecia (4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3</text:p>
          </table:table-cell>
          <table:table-cell office:value-type="string" calcext:value-type="string">
            <text:p>Estonia (11.2) &gt; Alemanha (6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3</text:p>
          </table:table-cell>
          <table:table-cell office:value-type="string" calcext:value-type="string">
            <text:p>Alemanha (6.3) &gt; Finlandia (5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3</text:p>
          </table:table-cell>
          <table:table-cell office:value-type="string" calcext:value-type="string">
            <text:p>Alemanha (6.3) &gt; Grecia (4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3</text:p>
          </table:table-cell>
          <table:table-cell office:value-type="string" calcext:value-type="string">
            <text:p>Suecia (6.7) &gt; Alemanha (6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3</text:p>
          </table:table-cell>
          <table:table-cell office:value-type="string" calcext:value-type="string">
            <text:p>Estonia (11.2) &gt; Finlandia (5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3</text:p>
          </table:table-cell>
          <table:table-cell office:value-type="string" calcext:value-type="string">
            <text:p>Estonia (11.2) &gt; Grecia (4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3</text:p>
          </table:table-cell>
          <table:table-cell office:value-type="string" calcext:value-type="string">
            <text:p>Estonia (11.2) &gt; Suecia (6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3</text:p>
          </table:table-cell>
          <table:table-cell office:value-type="string" calcext:value-type="string">
            <text:p>Finlandia (5.0) &gt; Grecia (4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3</text:p>
          </table:table-cell>
          <table:table-cell office:value-type="string" calcext:value-type="string">
            <text:p>Suecia (6.7) &gt; Finlandia (5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/2023</text:p>
          </table:table-cell>
          <table:table-cell office:value-type="string" calcext:value-type="string">
            <text:p>Suecia (6.7) &gt; Grecia (4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3</text:p>
          </table:table-cell>
          <table:table-cell office:value-type="string" calcext:value-type="string">
            <text:p>Estonia (9.0) &gt; Alemanha (6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3</text:p>
          </table:table-cell>
          <table:table-cell office:value-type="string" calcext:value-type="string">
            <text:p>Alemanha (6.8) &gt; Finlandia (4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3</text:p>
          </table:table-cell>
          <table:table-cell office:value-type="string" calcext:value-type="string">
            <text:p>Alemanha (6.8) &gt; Grecia (2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3</text:p>
          </table:table-cell>
          <table:table-cell office:value-type="string" calcext:value-type="string">
            <text:p>Alemanha (6.8) &gt; Suecia (6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3</text:p>
          </table:table-cell>
          <table:table-cell office:value-type="string" calcext:value-type="string">
            <text:p>Estonia (9.0) &gt; Finlandia (4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3</text:p>
          </table:table-cell>
          <table:table-cell office:value-type="string" calcext:value-type="string">
            <text:p>Estonia (9.0) &gt; Grecia (2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3</text:p>
          </table:table-cell>
          <table:table-cell office:value-type="string" calcext:value-type="string">
            <text:p>Estonia (9.0) &gt; Suecia (6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3</text:p>
          </table:table-cell>
          <table:table-cell office:value-type="string" calcext:value-type="string">
            <text:p>Finlandia (4.1) &gt; Grecia (2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3</text:p>
          </table:table-cell>
          <table:table-cell office:value-type="string" calcext:value-type="string">
            <text:p>Suecia (6.3) &gt; Finlandia (4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/2023</text:p>
          </table:table-cell>
          <table:table-cell office:value-type="string" calcext:value-type="string">
            <text:p>Suecia (6.3) &gt; Grecia (2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3</text:p>
          </table:table-cell>
          <table:table-cell office:value-type="string" calcext:value-type="string">
            <text:p>Alemanha (6.5) &gt; Estonia (6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3</text:p>
          </table:table-cell>
          <table:table-cell office:value-type="string" calcext:value-type="string">
            <text:p>Alemanha (6.5) &gt; Finlandia (4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3</text:p>
          </table:table-cell>
          <table:table-cell office:value-type="string" calcext:value-type="string">
            <text:p>Alemanha (6.5) &gt; Grecia (3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3</text:p>
          </table:table-cell>
          <table:table-cell office:value-type="string" calcext:value-type="string">
            <text:p>Alemanha (6.5) &gt; Suecia (6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3</text:p>
          </table:table-cell>
          <table:table-cell office:value-type="string" calcext:value-type="string">
            <text:p>Estonia (6.2) &gt; Finlandia (4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3</text:p>
          </table:table-cell>
          <table:table-cell office:value-type="string" calcext:value-type="string">
            <text:p>Estonia (6.2) &gt; Grecia (3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3</text:p>
          </table:table-cell>
          <table:table-cell office:value-type="string" calcext:value-type="string">
            <text:p>Suecia (6.3) &gt; Estonia (6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3</text:p>
          </table:table-cell>
          <table:table-cell office:value-type="string" calcext:value-type="string">
            <text:p>Finlandia (4.2) &gt; Grecia (3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3</text:p>
          </table:table-cell>
          <table:table-cell office:value-type="string" calcext:value-type="string">
            <text:p>Suecia (6.3) &gt; Finlandia (4.2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/2023</text:p>
          </table:table-cell>
          <table:table-cell office:value-type="string" calcext:value-type="string">
            <text:p>Suecia (6.3) &gt; Grecia (3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3</text:p>
          </table:table-cell>
          <table:table-cell office:value-type="string" calcext:value-type="string">
            <text:p>Alemanha (6.4) &gt; Estonia (4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3</text:p>
          </table:table-cell>
          <table:table-cell office:value-type="string" calcext:value-type="string">
            <text:p>Alemanha (6.4) &gt; Finlandia (3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3</text:p>
          </table:table-cell>
          <table:table-cell office:value-type="string" calcext:value-type="string">
            <text:p>Alemanha (6.4) &gt; Grecia (3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3</text:p>
          </table:table-cell>
          <table:table-cell office:value-type="string" calcext:value-type="string">
            <text:p>Alemanha (6.4) &gt; Suecia (4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3</text:p>
          </table:table-cell>
          <table:table-cell office:value-type="string" calcext:value-type="string">
            <text:p>Estonia (4.3) &gt; Finlandia (3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3</text:p>
          </table:table-cell>
          <table:table-cell office:value-type="string" calcext:value-type="string">
            <text:p>Estonia (4.3) &gt; Grecia (3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3</text:p>
          </table:table-cell>
          <table:table-cell office:value-type="string" calcext:value-type="string">
            <text:p>Suecia (4.5) &gt; Estonia (4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3</text:p>
          </table:table-cell>
          <table:table-cell office:value-type="string" calcext:value-type="string">
            <text:p>Grecia (3.5) &gt; Finlandia (3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3</text:p>
          </table:table-cell>
          <table:table-cell office:value-type="string" calcext:value-type="string">
            <text:p>Suecia (4.5) &gt; Finlandia (3.1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/2023</text:p>
          </table:table-cell>
          <table:table-cell office:value-type="string" calcext:value-type="string">
            <text:p>Suecia (4.5) &gt; Grecia (3.5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3</text:p>
          </table:table-cell>
          <table:table-cell office:value-type="string" calcext:value-type="string">
            <text:p>Alemanha (4.3) &gt; Estonia (3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3</text:p>
          </table:table-cell>
          <table:table-cell office:value-type="string" calcext:value-type="string">
            <text:p>Alemanha (4.3) &gt; Finlandia (3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3</text:p>
          </table:table-cell>
          <table:table-cell office:value-type="string" calcext:value-type="string">
            <text:p>Alemanha (4.3) &gt; Grecia (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3</text:p>
          </table:table-cell>
          <table:table-cell office:value-type="string" calcext:value-type="string">
            <text:p>Alemanha (4.3) &gt; Suecia (3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3</text:p>
          </table:table-cell>
          <table:table-cell office:value-type="string" calcext:value-type="string">
            <text:p>Estonia (3.9) &gt; Finlandia (3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3</text:p>
          </table:table-cell>
          <table:table-cell office:value-type="string" calcext:value-type="string">
            <text:p>Estonia (3.9) &gt; Grecia (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3</text:p>
          </table:table-cell>
          <table:table-cell office:value-type="string" calcext:value-type="string">
            <text:p>Estonia (3.9) &gt; Suecia (3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3</text:p>
          </table:table-cell>
          <table:table-cell office:value-type="string" calcext:value-type="string">
            <text:p>Finlandia (3.0) &gt; Grecia (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3</text:p>
          </table:table-cell>
          <table:table-cell office:value-type="string" calcext:value-type="string">
            <text:p>Suecia (3.7) &gt; Finlandia (3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/2023</text:p>
          </table:table-cell>
          <table:table-cell office:value-type="string" calcext:value-type="string">
            <text:p>Suecia (3.7) &gt; Grecia (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3</text:p>
          </table:table-cell>
          <table:table-cell office:value-type="string" calcext:value-type="string">
            <text:p>Estonia (5.0) &gt; Alemanha (3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3</text:p>
          </table:table-cell>
          <table:table-cell office:value-type="string" calcext:value-type="string">
            <text:p>Alemanha (3.0) &gt; Finlandia (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3</text:p>
          </table:table-cell>
          <table:table-cell office:value-type="string" calcext:value-type="string">
            <text:p>Grecia (3.8) &gt; Alemanha (3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3</text:p>
          </table:table-cell>
          <table:table-cell office:value-type="string" calcext:value-type="string">
            <text:p>Suecia (4.0) &gt; Alemanha (3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3</text:p>
          </table:table-cell>
          <table:table-cell office:value-type="string" calcext:value-type="string">
            <text:p>Estonia (5.0) &gt; Finlandia (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3</text:p>
          </table:table-cell>
          <table:table-cell office:value-type="string" calcext:value-type="string">
            <text:p>Estonia (5.0) &gt; Grecia (3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3</text:p>
          </table:table-cell>
          <table:table-cell office:value-type="string" calcext:value-type="string">
            <text:p>Estonia (5.0) &gt; Suecia (4.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3</text:p>
          </table:table-cell>
          <table:table-cell office:value-type="string" calcext:value-type="string">
            <text:p>Grecia (3.8) &gt; Finlandia (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3</text:p>
          </table:table-cell>
          <table:table-cell office:value-type="string" calcext:value-type="string">
            <text:p>Suecia (4.0) &gt; Finlandia (2.4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/2023</text:p>
          </table:table-cell>
          <table:table-cell office:value-type="string" calcext:value-type="string">
            <text:p>Suecia (4.0) &gt; Grecia (3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3</text:p>
          </table:table-cell>
          <table:table-cell office:value-type="string" calcext:value-type="string">
            <text:p>Estonia (4.1) &gt; Alemanha (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3</text:p>
          </table:table-cell>
          <table:table-cell office:value-type="string" calcext:value-type="string">
            <text:p>Alemanha (2.3) &gt; Finlandia (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3</text:p>
          </table:table-cell>
          <table:table-cell office:value-type="string" calcext:value-type="string">
            <text:p>Grecia (2.9) &gt; Alemanha (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3</text:p>
          </table:table-cell>
          <table:table-cell office:value-type="string" calcext:value-type="string">
            <text:p>Suecia (3.3) &gt; Alemanha (2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3</text:p>
          </table:table-cell>
          <table:table-cell office:value-type="string" calcext:value-type="string">
            <text:p>Estonia (4.1) &gt; Finlandia (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3</text:p>
          </table:table-cell>
          <table:table-cell office:value-type="string" calcext:value-type="string">
            <text:p>Estonia (4.1) &gt; Grecia (2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3</text:p>
          </table:table-cell>
          <table:table-cell office:value-type="string" calcext:value-type="string">
            <text:p>Estonia (4.1) &gt; Suecia (3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3</text:p>
          </table:table-cell>
          <table:table-cell office:value-type="string" calcext:value-type="string">
            <text:p>Grecia (2.9) &gt; Finlandia (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3</text:p>
          </table:table-cell>
          <table:table-cell office:value-type="string" calcext:value-type="string">
            <text:p>Suecia (3.3) &gt; Finlandia (0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/2023</text:p>
          </table:table-cell>
          <table:table-cell office:value-type="string" calcext:value-type="string">
            <text:p>Suecia (3.3) &gt; Grecia (2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3</text:p>
          </table:table-cell>
          <table:table-cell office:value-type="string" calcext:value-type="string">
            <text:p>Estonia (4.3) &gt; Alemanha (3.8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3</text:p>
          </table:table-cell>
          <table:table-cell office:value-type="string" calcext:value-type="string">
            <text:p>Alemanha (3.8) &gt; Finlandia (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3</text:p>
          </table:table-cell>
          <table:table-cell office:value-type="string" calcext:value-type="string">
            <text:p>Alemanha (3.8) &gt; Grecia (3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3</text:p>
          </table:table-cell>
          <table:table-cell office:value-type="string" calcext:value-type="string">
            <text:p>Alemanha (3.8) &gt; Suecia (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3</text:p>
          </table:table-cell>
          <table:table-cell office:value-type="string" calcext:value-type="string">
            <text:p>Estonia (4.3) &gt; Finlandia (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3</text:p>
          </table:table-cell>
          <table:table-cell office:value-type="string" calcext:value-type="string">
            <text:p>Estonia (4.3) &gt; Grecia (3.7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3</text:p>
          </table:table-cell>
          <table:table-cell office:value-type="string" calcext:value-type="string">
            <text:p>Estonia (4.3) &gt; Suecia (1.9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3</text:p>
          </table:table-cell>
          <table:table-cell office:value-type="string" calcext:value-type="string">
            <text:p>Grecia (3.7) &gt; Finlandia (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3</text:p>
          </table:table-cell>
          <table:table-cell office:value-type="string" calcext:value-type="string">
            <text:p>Suecia (1.9) &gt; Finlandia (1.3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z/2023</text:p>
          </table:table-cell>
          <table:table-cell office:value-type="string" calcext:value-type="string">
            <text:p>Grecia (3.7) &gt; Suecia (1.9)</text:p>
          </table:table-cell>
          <table:table-cell table:number-columns-repeated="16382"/>
        </table:table-row>
      </table:table>
      <table:table table:name="Médias por País" table:style-name="ta2">
        <office:forms form:automatic-focus="false" form:apply-design-mode="false"/>
        <table:shapes>
          <draw:frame draw:z-index="0" draw:style-name="gr1" draw:text-style-name="P1" svg:width="16.799cm" svg:height="9.449cm" svg:x="4.66cm" svg:y="3.726cm">
            <draw:object draw:notify-on-update-of-ranges="'Médias por País'.A1:'Médias por País'.A1 'Médias por País'.A2:'Médias por País'.A6 'Médias por País'.B1:'Médias por País'.B1 'Médias por País'.B2:'Médias por País'.B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País</text:p>
          </table:table-cell>
          <table:table-cell table:style-name="ce1" office:value-type="string" calcext:value-type="string">
            <text:p>Média Inflaçã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emanha</text:p>
          </table:table-cell>
          <table:table-cell office:value-type="float" office:value="4.58125" calcext:value-type="float">
            <text:p>4,581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8.17083333333333" calcext:value-type="float">
            <text:p>8,170833333333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landia</text:p>
          </table:table-cell>
          <table:table-cell office:value-type="float" office:value="3.50625" calcext:value-type="float">
            <text:p>3,506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ecia</text:p>
          </table:table-cell>
          <table:table-cell office:value-type="float" office:value="3.20625" calcext:value-type="float">
            <text:p>3,206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ecia</text:p>
          </table:table-cell>
          <table:table-cell office:value-type="float" office:value="4.33125" calcext:value-type="float">
            <text:p>4,33125</text:p>
          </table:table-cell>
          <table:table-cell table:number-columns-repeated="16382"/>
        </table:table-row>
      </table:table>
      <table:table table:name="Testes Estatísticos" table:style-name="ta3">
        <office:forms form:automatic-focus="false" form:apply-design-mode="false"/>
        <table:shapes>
          <draw:frame draw:z-index="0" draw:style-name="gr1" draw:text-style-name="P1" svg:width="29.009cm" svg:height="13.203cm" svg:x="0.109cm" svg:y="6.033cm">
            <draw:object draw:notify-on-update-of-ranges="'Testes Estatísticos'.A1:'Testes Estatísticos'.B1 'Testes Estatísticos'.A2:'Testes Estatísticos'.B11 'Testes Estatísticos'.C1:'Testes Estatísticos'.C1 'Testes Estatísticos'.C2:'Testes Estatísticos'.C11 'Testes Estatísticos'.D1:'Testes Estatísticos'.D1 'Testes Estatísticos'.D2:'Testes Estatísticos'.D11 'Testes Estatísticos'.E1:'Testes Estatísticos'.E1 'Testes Estatísticos'.E2:'Testes Estatísticos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8.833cm" svg:height="8.794cm" svg:x="0.11cm" svg:y="19.579cm">
            <draw:object draw:notify-on-update-of-ranges="'Testes Estatísticos'.A1:'Testes Estatísticos'.B1 'Testes Estatísticos'.A2:'Testes Estatísticos'.B11 'Testes Estatísticos'.E1:'Testes Estatísticos'.E1 'Testes Estatísticos'.E2:'Testes Estatísticos'.E11 'Testes Estatísticos'.F1:'Testes Estatísticos'.F1 'Testes Estatísticos'.F2:'Testes Estatísticos'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6378" table:default-cell-style-name="Default"/>
        <table:table-row table:style-name="ro1">
          <table:table-cell table:style-name="ce1" office:value-type="string" calcext:value-type="string">
            <text:p>País 1</text:p>
          </table:table-cell>
          <table:table-cell table:style-name="ce1" office:value-type="string" calcext:value-type="string">
            <text:p>País 2</text:p>
          </table:table-cell>
          <table:table-cell table:style-name="ce1" office:value-type="string" calcext:value-type="string">
            <text:p>Média 1</text:p>
          </table:table-cell>
          <table:table-cell table:style-name="ce1" office:value-type="string" calcext:value-type="string">
            <text:p>Média 2</text:p>
          </table:table-cell>
          <table:table-cell table:style-name="ce1" office:value-type="string" calcext:value-type="string">
            <text:p>Valor p</text:p>
          </table:table-cell>
          <table:table-cell table:style-name="ce1" office:value-type="string" calcext:value-type="string">
            <text:p>Conclusã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emanha</text:p>
          </table:table-cell>
          <table:table-cell office:value-type="string" calcext:value-type="string">
            <text:p>Estonia</text:p>
          </table:table-cell>
          <table:table-cell office:value-type="float" office:value="4.58125" calcext:value-type="float">
            <text:p>4,58125</text:p>
          </table:table-cell>
          <table:table-cell office:value-type="float" office:value="8.170833" calcext:value-type="float">
            <text:p>8,170833</text:p>
          </table:table-cell>
          <table:table-cell office:value-type="float" office:value="0.00877384983309203" calcext:value-type="float">
            <text:p>0,00877384983309203</text:p>
          </table:table-cell>
          <table:table-cell office:value-type="string" calcext:value-type="string">
            <text:p>Diferença significativ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emanha</text:p>
          </table:table-cell>
          <table:table-cell office:value-type="string" calcext:value-type="string">
            <text:p>Finlandia</text:p>
          </table:table-cell>
          <table:table-cell office:value-type="float" office:value="4.58125" calcext:value-type="float">
            <text:p>4,58125</text:p>
          </table:table-cell>
          <table:table-cell office:value-type="float" office:value="3.50625" calcext:value-type="float">
            <text:p>3,50625</text:p>
          </table:table-cell>
          <table:table-cell office:value-type="float" office:value="0.112994691257166" calcext:value-type="float">
            <text:p>0,112994691257166</text:p>
          </table:table-cell>
          <table:table-cell office:value-type="string" calcext:value-type="string">
            <text:p>Sem diferenç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emanha</text:p>
          </table:table-cell>
          <table:table-cell office:value-type="string" calcext:value-type="string">
            <text:p>Grecia</text:p>
          </table:table-cell>
          <table:table-cell office:value-type="float" office:value="4.58125" calcext:value-type="float">
            <text:p>4,58125</text:p>
          </table:table-cell>
          <table:table-cell office:value-type="float" office:value="3.20625" calcext:value-type="float">
            <text:p>3,20625</text:p>
          </table:table-cell>
          <table:table-cell office:value-type="float" office:value="0.0985642086732287" calcext:value-type="float">
            <text:p>0,0985642086732287</text:p>
          </table:table-cell>
          <table:table-cell office:value-type="string" calcext:value-type="string">
            <text:p>Sem diferenç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emanha</text:p>
          </table:table-cell>
          <table:table-cell office:value-type="string" calcext:value-type="string">
            <text:p>Suecia</text:p>
          </table:table-cell>
          <table:table-cell office:value-type="float" office:value="4.58125" calcext:value-type="float">
            <text:p>4,58125</text:p>
          </table:table-cell>
          <table:table-cell office:value-type="float" office:value="4.33125" calcext:value-type="float">
            <text:p>4,33125</text:p>
          </table:table-cell>
          <table:table-cell office:value-type="float" office:value="0.725186078139132" calcext:value-type="float">
            <text:p>0,725186078139132</text:p>
          </table:table-cell>
          <table:table-cell office:value-type="string" calcext:value-type="string">
            <text:p>Sem diferenç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Finlandia</text:p>
          </table:table-cell>
          <table:table-cell office:value-type="float" office:value="8.170833" calcext:value-type="float">
            <text:p>8,170833</text:p>
          </table:table-cell>
          <table:table-cell office:value-type="float" office:value="3.50625" calcext:value-type="float">
            <text:p>3,50625</text:p>
          </table:table-cell>
          <table:table-cell office:value-type="float" office:value="0.000659293942235597" calcext:value-type="float">
            <text:p>0,000659293942235597</text:p>
          </table:table-cell>
          <table:table-cell office:value-type="string" calcext:value-type="string">
            <text:p>Diferença significativ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Grecia</text:p>
          </table:table-cell>
          <table:table-cell office:value-type="float" office:value="8.170833" calcext:value-type="float">
            <text:p>8,170833</text:p>
          </table:table-cell>
          <table:table-cell office:value-type="float" office:value="3.20625" calcext:value-type="float">
            <text:p>3,20625</text:p>
          </table:table-cell>
          <table:table-cell office:value-type="float" office:value="0.000595137676236317" calcext:value-type="float">
            <text:p>0,000595137676236317</text:p>
          </table:table-cell>
          <table:table-cell office:value-type="string" calcext:value-type="string">
            <text:p>Diferença significativ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Suecia</text:p>
          </table:table-cell>
          <table:table-cell office:value-type="float" office:value="8.170833" calcext:value-type="float">
            <text:p>8,170833</text:p>
          </table:table-cell>
          <table:table-cell office:value-type="float" office:value="4.33125" calcext:value-type="float">
            <text:p>4,33125</text:p>
          </table:table-cell>
          <table:table-cell office:value-type="float" office:value="0.00491509991091877" calcext:value-type="float">
            <text:p>0,00491509991091877</text:p>
          </table:table-cell>
          <table:table-cell office:value-type="string" calcext:value-type="string">
            <text:p>Diferença significativ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nlandia</text:p>
          </table:table-cell>
          <table:table-cell office:value-type="string" calcext:value-type="string">
            <text:p>Grecia</text:p>
          </table:table-cell>
          <table:table-cell office:value-type="float" office:value="3.50625" calcext:value-type="float">
            <text:p>3,50625</text:p>
          </table:table-cell>
          <table:table-cell office:value-type="float" office:value="3.20625" calcext:value-type="float">
            <text:p>3,20625</text:p>
          </table:table-cell>
          <table:table-cell office:value-type="float" office:value="0.69887457841529" calcext:value-type="float">
            <text:p>0,69887457841529</text:p>
          </table:table-cell>
          <table:table-cell office:value-type="string" calcext:value-type="string">
            <text:p>Sem diferenç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nlandia</text:p>
          </table:table-cell>
          <table:table-cell office:value-type="string" calcext:value-type="string">
            <text:p>Suecia</text:p>
          </table:table-cell>
          <table:table-cell office:value-type="float" office:value="3.50625" calcext:value-type="float">
            <text:p>3,50625</text:p>
          </table:table-cell>
          <table:table-cell office:value-type="float" office:value="4.33125" calcext:value-type="float">
            <text:p>4,33125</text:p>
          </table:table-cell>
          <table:table-cell office:value-type="float" office:value="0.206936059585872" calcext:value-type="float">
            <text:p>0,206936059585872</text:p>
          </table:table-cell>
          <table:table-cell office:value-type="string" calcext:value-type="string">
            <text:p>Sem diferenç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ecia</text:p>
          </table:table-cell>
          <table:table-cell office:value-type="string" calcext:value-type="string">
            <text:p>Suecia</text:p>
          </table:table-cell>
          <table:table-cell office:value-type="float" office:value="3.20625" calcext:value-type="float">
            <text:p>3,20625</text:p>
          </table:table-cell>
          <table:table-cell office:value-type="float" office:value="4.33125" calcext:value-type="float">
            <text:p>4,33125</text:p>
          </table:table-cell>
          <table:table-cell office:value-type="float" office:value="0.166010797157672" calcext:value-type="float">
            <text:p>0,166010797157672</text:p>
          </table:table-cell>
          <table:table-cell office:value-type="string" calcext:value-type="string">
            <text:p>Sem diferença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37">
      <style:text-properties fo:color="#ff0000"/>
      <number:text>-</number:text>
      <number:scientific-number number:decimal-places="3" number:min-decimal-places="3" number:min-integer-digits="1" number:min-exponent-digits="2" number:exponent-interval="3" number:forced-exponent-sign="true"/>
      <style:map style:condition="value()&gt;=0" style:apply-style-name="N137P0"/>
    </number:number-style>
    <number:number-style style:name="N13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9">
      <number:number number:decimal-places="2" number:min-decimal-places="2" number:min-integer-digits="2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3" number:min-decimal-places="3" number:min-integer-digits="2"/>
    </number:number-style>
    <number:number-style style:name="N142">
      <number:number number:decimal-places="4" number:min-decimal-places="4" number:min-integer-digits="4"/>
    </number:number-style>
    <number:number-style style:name="N143">
      <number:number number:decimal-places="5" number:min-decimal-places="5" number:min-integer-digits="1"/>
    </number:number-style>
    <number:number-style style:name="N144">
      <number:number number:decimal-places="3" number:min-decimal-places="3" number:min-integer-digits="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édias_20_por_20_País" style:display-name="PageStyle_Médias por Paí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arações_20_Mensais" style:display-name="PageStyle_Comparações Mensa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es_20_Estatísticos" style:display-name="PageStyle_Testes Estatístic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3-13T17:24:45</meta:creation-date>
    <dc:date>2025-03-13T18:17:38.831270171</dc:date>
    <meta:generator>LibreOffice/24.2.7.2$Linux_X86_64 LibreOffice_project/420$Build-2</meta:generator>
    <meta:editing-duration>PT8M44S</meta:editing-duration>
    <meta:editing-cycles>1</meta:editing-cycles>
    <meta:document-statistic meta:table-count="3" meta:cell-count="1040" meta:object-count="3"/>
    <meta:user-defined meta:name="AppVersion">3.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3" number:min-decimal-places="3" number:min-integer-digits="2"/>
    </number:number-style>
    <style:style style:name="ch1" style:family="chart">
      <style:graphic-properties draw:stroke="dash" draw:stroke-dash="Dot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141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40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40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01cm" svg:height="13.204cm" xlink:href=".." xlink:type="simple" chart:class="chart:bar" chart:style-name="ch1">
        <chart:title svg:x="12.543cm" svg:y="0.4cm" chart:style-name="ch2">
          <text:p>Testes Estatísticos</text:p>
        </chart:title>
        <chart:subtitle svg:x="13.787cm" svg:y="1.443cm" chart:style-name="ch3">
          <text:p>Paises </text:p>
        </chart:subtitle>
        <chart:legend chart:legend-position="end" svg:x="27.038cm" svg:y="5.805cm" style:legend-expansion="high" chart:style-name="ch4"/>
        <chart:plot-area chart:style-name="ch5" table:cell-range-address="'Testes Estatísticos'.A1:'Testes Estatísticos'.E11" chart:data-source-has-labels="both" svg:x="0.58cm" svg:y="2.39cm" svg:width="25.878cm" svg:height="9.569cm">
          <chart:coordinate-region svg:x="1.016cm" svg:y="2.589cm" svg:width="25.442cm" svg:height="8.325cm"/>
          <chart:axis chart:dimension="x" chart:name="primary-x" chart:style-name="ch6" chartooo:axis-type="auto">
            <chartooo:date-scale/>
            <chart:title svg:x="11.5cm" svg:y="12.254cm" chart:style-name="ch7">
              <text:p>Comparacão entre os Países</text:p>
            </chart:title>
            <chart:categories table:cell-range-address="'Testes Estatísticos'.A2:'Testes Estatísticos'.B11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Testes Estatísticos'.C2:'Testes Estatísticos'.C11" chart:label-cell-address="'Testes Estatísticos'.C1:'Testes Estatísticos'.C1" chart:class="chart:bar">
            <chart:data-point chart:style-name="ch11"/>
            <chart:data-point chart:repeated="9"/>
          </chart:series>
          <chart:series chart:style-name="ch12" chart:values-cell-range-address="'Testes Estatísticos'.D2:'Testes Estatísticos'.D11" chart:label-cell-address="'Testes Estatísticos'.D1:'Testes Estatísticos'.D1" chart:class="chart:bar">
            <chart:data-point chart:style-name="ch11"/>
            <chart:data-point chart:repeated="9"/>
          </chart:series>
          <chart:series chart:style-name="ch13" chart:values-cell-range-address="'Testes Estatísticos'.E2:'Testes Estatísticos'.E11" chart:label-cell-address="'Testes Estatísticos'.E1:'Testes Estatísticos'.E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1</text:p>
                <draw:g>
                  <svg:desc>'Testes Estatísticos'.C1:'Testes Estatísticos'.C1</svg:desc>
                </draw:g>
              </table:table-cell>
              <table:table-cell office:value-type="string">
                <text:p>Média 2</text:p>
                <draw:g>
                  <svg:desc>'Testes Estatísticos'.D1:'Testes Estatísticos'.D1</svg:desc>
                </draw:g>
              </table:table-cell>
              <table:table-cell office:value-type="string">
                <text:p>Valor p</text:p>
                <draw:g>
                  <svg:desc>'Testes Estatísticos'.E1:'Testes Estatístico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manha Estonia</text:p>
                <text:list>
                  <text:list-item>
                    <text:p>Alemanha</text:p>
                  </text:list-item>
                  <text:list-item>
                    <text:p>Estonia</text:p>
                  </text:list-item>
                </text:list>
                <draw:g>
                  <svg:desc>'Testes Estatísticos'.A2:'Testes Estatísticos'.B11</svg:desc>
                </draw:g>
              </table:table-cell>
              <table:table-cell office:value-type="float" office:value="4.58125">
                <text:p>4.58125</text:p>
                <draw:g>
                  <svg:desc>'Testes Estatísticos'.C2:'Testes Estatísticos'.C11</svg:desc>
                </draw:g>
              </table:table-cell>
              <table:table-cell office:value-type="float" office:value="8.170833">
                <text:p>8.170833</text:p>
                <draw:g>
                  <svg:desc>'Testes Estatísticos'.D2:'Testes Estatísticos'.D11</svg:desc>
                </draw:g>
              </table:table-cell>
              <table:table-cell office:value-type="float" office:value="0.00877384983309203">
                <text:p>0.00877384983309203</text:p>
                <draw:g>
                  <svg:desc>'Testes Estatísticos'.E2:'Testes Estatísticos'.E11</svg:desc>
                </draw:g>
              </table:table-cell>
            </table:table-row>
            <table:table-row>
              <table:table-cell office:value-type="string">
                <text:p>Alemanha Finlandia</text:p>
                <text:list>
                  <text:list-item>
                    <text:p>Alemanha</text:p>
                  </text:list-item>
                  <text:list-item>
                    <text:p>Finlandia</text:p>
                  </text:list-item>
                </text:list>
              </table:table-cell>
              <table:table-cell office:value-type="float" office:value="4.58125">
                <text:p>4.58125</text:p>
              </table:table-cell>
              <table:table-cell office:value-type="float" office:value="3.50625">
                <text:p>3.50625</text:p>
              </table:table-cell>
              <table:table-cell office:value-type="float" office:value="0.112994691257166">
                <text:p>0.112994691257166</text:p>
              </table:table-cell>
            </table:table-row>
            <table:table-row>
              <table:table-cell office:value-type="string">
                <text:p>Alemanha Grecia</text:p>
                <text:list>
                  <text:list-item>
                    <text:p>Alemanha</text:p>
                  </text:list-item>
                  <text:list-item>
                    <text:p>Grecia</text:p>
                  </text:list-item>
                </text:list>
              </table:table-cell>
              <table:table-cell office:value-type="float" office:value="4.58125">
                <text:p>4.58125</text:p>
              </table:table-cell>
              <table:table-cell office:value-type="float" office:value="3.20625">
                <text:p>3.20625</text:p>
              </table:table-cell>
              <table:table-cell office:value-type="float" office:value="0.0985642086732287">
                <text:p>0.0985642086732287</text:p>
              </table:table-cell>
            </table:table-row>
            <table:table-row>
              <table:table-cell office:value-type="string">
                <text:p>Alemanha Suecia</text:p>
                <text:list>
                  <text:list-item>
                    <text:p>Alemanha</text:p>
                  </text:list-item>
                  <text:list-item>
                    <text:p>Suecia</text:p>
                  </text:list-item>
                </text:list>
              </table:table-cell>
              <table:table-cell office:value-type="float" office:value="4.58125">
                <text:p>4.58125</text:p>
              </table:table-cell>
              <table:table-cell office:value-type="float" office:value="4.33125">
                <text:p>4.33125</text:p>
              </table:table-cell>
              <table:table-cell office:value-type="float" office:value="0.725186078139132">
                <text:p>0.725186078139132</text:p>
              </table:table-cell>
            </table:table-row>
            <table:table-row>
              <table:table-cell office:value-type="string">
                <text:p>Estonia Finlandia</text:p>
                <text:list>
                  <text:list-item>
                    <text:p>Estonia</text:p>
                  </text:list-item>
                  <text:list-item>
                    <text:p>Finlandia</text:p>
                  </text:list-item>
                </text:list>
              </table:table-cell>
              <table:table-cell office:value-type="float" office:value="8.170833">
                <text:p>8.170833</text:p>
              </table:table-cell>
              <table:table-cell office:value-type="float" office:value="3.50625">
                <text:p>3.50625</text:p>
              </table:table-cell>
              <table:table-cell office:value-type="float" office:value="0.000659293942235597">
                <text:p>0.000659293942235597</text:p>
              </table:table-cell>
            </table:table-row>
            <table:table-row>
              <table:table-cell office:value-type="string">
                <text:p>Estonia Grecia</text:p>
                <text:list>
                  <text:list-item>
                    <text:p>Estonia</text:p>
                  </text:list-item>
                  <text:list-item>
                    <text:p>Grecia</text:p>
                  </text:list-item>
                </text:list>
              </table:table-cell>
              <table:table-cell office:value-type="float" office:value="8.170833">
                <text:p>8.170833</text:p>
              </table:table-cell>
              <table:table-cell office:value-type="float" office:value="3.20625">
                <text:p>3.20625</text:p>
              </table:table-cell>
              <table:table-cell office:value-type="float" office:value="0.000595137676236317">
                <text:p>0.000595137676236317</text:p>
              </table:table-cell>
            </table:table-row>
            <table:table-row>
              <table:table-cell office:value-type="string">
                <text:p>Estonia Suecia</text:p>
                <text:list>
                  <text:list-item>
                    <text:p>Estonia</text:p>
                  </text:list-item>
                  <text:list-item>
                    <text:p>Suecia</text:p>
                  </text:list-item>
                </text:list>
              </table:table-cell>
              <table:table-cell office:value-type="float" office:value="8.170833">
                <text:p>8.170833</text:p>
              </table:table-cell>
              <table:table-cell office:value-type="float" office:value="4.33125">
                <text:p>4.33125</text:p>
              </table:table-cell>
              <table:table-cell office:value-type="float" office:value="0.00491509991091877">
                <text:p>0.00491509991091877</text:p>
              </table:table-cell>
            </table:table-row>
            <table:table-row>
              <table:table-cell office:value-type="string">
                <text:p>Finlandia Grecia</text:p>
                <text:list>
                  <text:list-item>
                    <text:p>Finlandia</text:p>
                  </text:list-item>
                  <text:list-item>
                    <text:p>Grecia</text:p>
                  </text:list-item>
                </text:list>
              </table:table-cell>
              <table:table-cell office:value-type="float" office:value="3.50625">
                <text:p>3.50625</text:p>
              </table:table-cell>
              <table:table-cell office:value-type="float" office:value="3.20625">
                <text:p>3.20625</text:p>
              </table:table-cell>
              <table:table-cell office:value-type="float" office:value="0.69887457841529">
                <text:p>0.69887457841529</text:p>
              </table:table-cell>
            </table:table-row>
            <table:table-row>
              <table:table-cell office:value-type="string">
                <text:p>Finlandia Suecia</text:p>
                <text:list>
                  <text:list-item>
                    <text:p>Finlandia</text:p>
                  </text:list-item>
                  <text:list-item>
                    <text:p>Suecia</text:p>
                  </text:list-item>
                </text:list>
              </table:table-cell>
              <table:table-cell office:value-type="float" office:value="3.50625">
                <text:p>3.50625</text:p>
              </table:table-cell>
              <table:table-cell office:value-type="float" office:value="4.33125">
                <text:p>4.33125</text:p>
              </table:table-cell>
              <table:table-cell office:value-type="float" office:value="0.206936059585872">
                <text:p>0.206936059585872</text:p>
              </table:table-cell>
            </table:table-row>
            <table:table-row>
              <table:table-cell office:value-type="string">
                <text:p>Grecia Suecia</text:p>
                <text:list>
                  <text:list-item>
                    <text:p>Grecia</text:p>
                  </text:list-item>
                  <text:list-item>
                    <text:p>Suecia</text:p>
                  </text:list-item>
                </text:list>
              </table:table-cell>
              <table:table-cell office:value-type="float" office:value="3.20625">
                <text:p>3.20625</text:p>
              </table:table-cell>
              <table:table-cell office:value-type="float" office:value="4.33125">
                <text:p>4.33125</text:p>
              </table:table-cell>
              <table:table-cell office:value-type="float" office:value="0.166010797157672">
                <text:p>0.166010797157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2">
      <number:number number:decimal-places="4" number:min-decimal-places="4" number:min-integer-digits="4"/>
    </number:number-style>
    <number:number-style style:name="N143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4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834cm" svg:height="8.795cm" xlink:href=".." xlink:type="simple" chart:class="chart:bar" chart:style-name="ch1">
        <chart:legend chart:legend-position="end" svg:x="26.465cm" svg:y="3.849cm" style:legend-expansion="high" chart:style-name="ch2"/>
        <chart:plot-area chart:style-name="ch3" table:cell-range-address="'Testes Estatísticos'.A1:'Testes Estatísticos'.B11 'Testes Estatísticos'.E1:'Testes Estatísticos'.F11" chart:data-source-has-labels="both" svg:x="0.576cm" svg:y="0.175cm" svg:width="25.313cm" svg:height="8.445cm">
          <chart:coordinate-region svg:x="1.303cm" svg:y="0.374cm" svg:width="24.586cm" svg:height="7.201cm"/>
          <chart:axis chart:dimension="x" chart:name="primary-x" chart:style-name="ch4" chartooo:axis-type="auto">
            <chartooo:date-scale/>
            <chart:categories table:cell-range-address="'Testes Estatísticos'.A2:'Testes Estatísticos'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es Estatísticos'.E2:'Testes Estatísticos'.E11" chart:label-cell-address="'Testes Estatísticos'.E1:'Testes Estatísticos'.E1" chart:class="chart:bar">
            <chart:data-point chart:repeated="10"/>
          </chart:series>
          <chart:series chart:style-name="ch8" chart:values-cell-range-address="'Testes Estatísticos'.F2:'Testes Estatísticos'.F11" chart:label-cell-address="'Testes Estatísticos'.F1:'Testes Estatísticos'.F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p</text:p>
                <draw:g>
                  <svg:desc>'Testes Estatísticos'.E1:'Testes Estatísticos'.E1</svg:desc>
                </draw:g>
              </table:table-cell>
              <table:table-cell office:value-type="string">
                <text:p>Conclusão</text:p>
                <draw:g>
                  <svg:desc>'Testes Estatísticos'.F1:'Testes Estatístico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manha Estonia</text:p>
                <text:list>
                  <text:list-item>
                    <text:p>Alemanha</text:p>
                  </text:list-item>
                  <text:list-item>
                    <text:p>Estonia</text:p>
                  </text:list-item>
                </text:list>
                <draw:g>
                  <svg:desc>'Testes Estatísticos'.A2:'Testes Estatísticos'.B11</svg:desc>
                </draw:g>
              </table:table-cell>
              <table:table-cell office:value-type="float" office:value="0.00877384983309203">
                <text:p>0.00877384983309203</text:p>
                <draw:g>
                  <svg:desc>'Testes Estatísticos'.E2:'Testes Estatísticos'.E11</svg:desc>
                </draw:g>
              </table:table-cell>
              <table:table-cell office:value-type="float" office:value="NaN">
                <text:p>NaN</text:p>
                <draw:g>
                  <svg:desc>'Testes Estatísticos'.F2:'Testes Estatísticos'.F11</svg:desc>
                </draw:g>
              </table:table-cell>
            </table:table-row>
            <table:table-row>
              <table:table-cell office:value-type="string">
                <text:p>Alemanha Finlandia</text:p>
                <text:list>
                  <text:list-item>
                    <text:p>Alemanha</text:p>
                  </text:list-item>
                  <text:list-item>
                    <text:p>Finlandia</text:p>
                  </text:list-item>
                </text:list>
              </table:table-cell>
              <table:table-cell office:value-type="float" office:value="0.112994691257166">
                <text:p>0.112994691257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emanha Grecia</text:p>
                <text:list>
                  <text:list-item>
                    <text:p>Alemanha</text:p>
                  </text:list-item>
                  <text:list-item>
                    <text:p>Grecia</text:p>
                  </text:list-item>
                </text:list>
              </table:table-cell>
              <table:table-cell office:value-type="float" office:value="0.0985642086732287">
                <text:p>0.0985642086732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emanha Suecia</text:p>
                <text:list>
                  <text:list-item>
                    <text:p>Alemanha</text:p>
                  </text:list-item>
                  <text:list-item>
                    <text:p>Suecia</text:p>
                  </text:list-item>
                </text:list>
              </table:table-cell>
              <table:table-cell office:value-type="float" office:value="0.725186078139132">
                <text:p>0.725186078139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tonia Finlandia</text:p>
                <text:list>
                  <text:list-item>
                    <text:p>Estonia</text:p>
                  </text:list-item>
                  <text:list-item>
                    <text:p>Finlandia</text:p>
                  </text:list-item>
                </text:list>
              </table:table-cell>
              <table:table-cell office:value-type="float" office:value="0.000659293942235597">
                <text:p>0.000659293942235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tonia Grecia</text:p>
                <text:list>
                  <text:list-item>
                    <text:p>Estonia</text:p>
                  </text:list-item>
                  <text:list-item>
                    <text:p>Grecia</text:p>
                  </text:list-item>
                </text:list>
              </table:table-cell>
              <table:table-cell office:value-type="float" office:value="0.000595137676236317">
                <text:p>0.000595137676236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tonia Suecia</text:p>
                <text:list>
                  <text:list-item>
                    <text:p>Estonia</text:p>
                  </text:list-item>
                  <text:list-item>
                    <text:p>Suecia</text:p>
                  </text:list-item>
                </text:list>
              </table:table-cell>
              <table:table-cell office:value-type="float" office:value="0.00491509991091877">
                <text:p>0.00491509991091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landia Grecia</text:p>
                <text:list>
                  <text:list-item>
                    <text:p>Finlandia</text:p>
                  </text:list-item>
                  <text:list-item>
                    <text:p>Grecia</text:p>
                  </text:list-item>
                </text:list>
              </table:table-cell>
              <table:table-cell office:value-type="float" office:value="0.69887457841529">
                <text:p>0.69887457841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landia Suecia</text:p>
                <text:list>
                  <text:list-item>
                    <text:p>Finlandia</text:p>
                  </text:list-item>
                  <text:list-item>
                    <text:p>Suecia</text:p>
                  </text:list-item>
                </text:list>
              </table:table-cell>
              <table:table-cell office:value-type="float" office:value="0.206936059585872">
                <text:p>0.206936059585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ecia Suecia</text:p>
                <text:list>
                  <text:list-item>
                    <text:p>Grecia</text:p>
                  </text:list-item>
                  <text:list-item>
                    <text:p>Suecia</text:p>
                  </text:list-item>
                </text:list>
              </table:table-cell>
              <table:table-cell office:value-type="float" office:value="0.166010797157672">
                <text:p>0.16601079715767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4">
      <number:number number:decimal-places="3" number:min-decimal-places="3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44">
      <style:chart-properties chart:link-data-style-to-source="false" chart:data-label-number="value" chart:data-label-text="false" chart:data-label-symbol="false" chart:data-label-series="false" chart:label-position="center"/>
      <style:graphic-properties draw:stroke="none" draw:fill-color="#004586" dr3d:edge-rounding="5%"/>
      <style:text-properties fo:color="#000000" fo:font-size="10pt" style:text-underline-style="solid" style:text-underline-width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cm" svg:height="9.45cm" xlink:href=".." xlink:type="simple" chart:class="chart:circle" chart:style-name="ch1">
        <chart:subtitle svg:x="4.97cm" svg:y="0.189cm" chart:style-name="ch2">
          <text:p>Médias Por País dos anos 2020/ 2023</text:p>
        </chart:subtitle>
        <chart:legend chart:legend-position="end" svg:x="14.51cm" svg:y="3.43cm" style:legend-expansion="high" chart:style-name="ch3"/>
        <chart:plot-area chart:style-name="ch4" table:cell-range-address="'Médias por País'.A1:'Médias por País'.B6" chart:data-source-has-labels="both" svg:x="3.264cm" svg:y="1.051cm" svg:width="7.672cm" svg:height="7.673cm">
          <chart:coordinate-region svg:x="3.264cm" svg:y="1.052cm" svg:width="7.672cm" svg:height="7.673cm"/>
          <chart:axis chart:dimension="x" chart:name="primary-x" chart:style-name="ch5" chartooo:axis-type="auto">
            <chartooo:date-scale/>
            <chart:categories table:cell-range-address="'Médias por País'.A2:'Médias por País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édias por País'.B2:'Médias por País'.B6" chart:label-cell-address="'Médias por País'.B1:'Médias por País'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Inflação</text:p>
                <draw:g>
                  <svg:desc>'Médias por País'.B1:'Médias por Paí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manha</text:p>
                <draw:g>
                  <svg:desc>'Médias por País'.A2:'Médias por País'.A6</svg:desc>
                </draw:g>
              </table:table-cell>
              <table:table-cell office:value-type="float" office:value="4.58125">
                <text:p>4.58125</text:p>
                <draw:g>
                  <svg:desc>'Médias por País'.B2:'Médias por País'.B6</svg:desc>
                </draw:g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8.17083333333333">
                <text:p>8.17083333333333</text:p>
              </table:table-cell>
            </table:table-row>
            <table:table-row>
              <table:table-cell office:value-type="string">
                <text:p>Finlandia</text:p>
              </table:table-cell>
              <table:table-cell office:value-type="float" office:value="3.50625">
                <text:p>3.50625</text:p>
              </table:table-cell>
            </table:table-row>
            <table:table-row>
              <table:table-cell office:value-type="string">
                <text:p>Grecia</text:p>
              </table:table-cell>
              <table:table-cell office:value-type="float" office:value="3.20625">
                <text:p>3.20625</text:p>
              </table:table-cell>
            </table:table-row>
            <table:table-row>
              <table:table-cell office:value-type="string">
                <text:p>Suecia</text:p>
              </table:table-cell>
              <table:table-cell office:value-type="float" office:value="4.33125">
                <text:p>4.33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